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T1" style:family="text">
      <style:text-properties style:font-name="Liberation Sans1" style:font-name-asian="Liberation Sans1" style:font-name-complex="Liberation San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ice Detection in PHP</text:p>
          </draw:text-box>
        </draw:frame>
        <draw:frame presentation:style-name="pr2" draw:layer="layout" svg:width="25.199cm" svg:height="12.179cm" svg:x="1.4cm" svg:y="4.914cm" presentation:class="subtitle">
          <draw:text-box>
            <text:p>Using the IdMyGadget Adapter API for Device Detection in PHP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oftware packages that identify the device being used to access a web site</text:p>
              </text:list-item>
              <text:list-item>
                <text:p>These packages differ greatly in their capabilities and the license under which they are released</text:p>
              </text:list-item>
              <text:list-item>
                <text:p>I have been focusing on three very different packages, but many others ex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 feel media queries are limited in functionality, non-intuitive (4000 line css files? <text:s/>Really?) and that CSS lacks the rich history and best practices that writing code has</text:p>
              </text:list-item>
              <text:list-item>
                <text:p>Why deliver content and markup then hide it?</text:p>
              </text:list-item>
              <text:list-item>
                <text:p>Who thinks that a site should look the same on all devices?</text:p>
              </text:list-item>
              <text:list-item>
                <text:p>Mobile bloat is a thing: http://www.soasta.com/blog/mobile-web-performance-page-bloat-july-2015/?imm_mid=0d5b72&amp;cmp=em-webops-na-na-newsltr_2015072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Device Detection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a site's menus have the same options on all devices?</text:p>
              </text:list-item>
              <text:list-item>
                <text:p>SpotXChange uses device detection to determine which type of video to delive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n Adapter AP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packages I have found differ greatly in capability and license</text:p>
              </text:list-item>
              <text:list-item>
                <text:p>An Adapter API allows switching between these without having to change any code</text:p>
              </text:list-item>
              <text:list-item>
                <text:p>Show Joomla administration option in joomoowebsites.com: Extensions → Template Manager → Choose Template → IdMyGadget</text:p>
              </text:list-item>
              <text:list-item>
                <text:p>Show Wordpress administration option in tomwhartung.com: Appearance → Choose Theme → Customiz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use an an Adapter API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ing an Adapter API allows switching between these without having to change any code</text:p>
              </text:list-item>
              <text:list-item>
                <text:p>As mentioned, the capabilities and licensing differs</text:p>
              </text:list-item>
              <text:list-item>
                <text:p>Also, I would expect these packages to come and go, like everything else in this industry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w does the Adapter API Work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decided to use inheritance</text:p>
              </text:list-item>
              <text:list-item>
                <text:p>Recently read that we should rarely use inheritance and that often interfaces are better <text:span text:style-name="T1">(see #1 in link below)</text:span></text:p>
              </text:list-item>
              <text:list-item>
                <text:p>What do you think?</text:p>
              </text:list-item>
              <text:list-item>
                <text:p>Show code: idMyGadget/php</text:p>
              </text:list-item>
              <text:list-item>
                <text:p>http://www.huffingtonpost.com/quora/39-best-kept-secrets-of-g_b_7812864.html?imm_mid=0d5494&amp;cmp=em-prog-na-na-newsltr_20150718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upported Device Detector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tect_mobile_browsers - the simplest and most open license, but does not detect tablets</text:p>
              </text:list-item>
              <text:list-item>
                <text:p>mobile_detect - more functionality, mostly in the form of booleans</text:p>
              </text:list-item>
              <text:list-item>
                <text:p>tera_wurfl - offers hundreds of details about the device, but requires setting up a database (this is the one that got me started)</text:p>
              </text:list-item>
              <text:list-item>
                <text:p>Maybe others in the futur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w Demos and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see README.md (leave tab open for comparison)</text:p>
                  </text:list-item>
                  <text:list-item>
                    <text:p>list files in gadget_detectors/[detector]</text:p>
                  </text:list-item>
                  <text:list-item>
                    <text:p>explain license a bit</text:p>
                  </text:list-item>
                  <text:list-item>
                    <text:p>explain installation and updating (see README.md)</text:p>
                  </text:list-item>
                  <text:list-item>
                    <text:p>see rawDemo.php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dMyGadget Demo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ccess: http://joomoowebsites.com/idMyGadget</text:p>
              </text:list-item>
              <text:list-item>
                <text:p>For each detector:</text:p>
                <text:list>
                  <text:list-item>
                    <text:p>run the idMyGadgetDemo.php</text:p>
                  </text:list-item>
                </text:list>
              </text:list-item>
              <text:list-item>
                <text:p>detect_mobile_browsers - not much to see</text:p>
              </text:list-item>
              <text:list-item>
                <text:p>mobile_detect - extra demo:<text:line-break/>Mobile-Detect/examples/demo.php</text:p>
              </text:list-item>
              <text:list-item>
                <text:p>tera_wurfl - several extra demos; warning: time-sin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e careful! I was actually rejected for a job for having “a strong opinion about device detection.”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06:38.508694605</meta:creation-date>
    <meta:generator>LibreOffice/4.2.8.2$Linux_X86_64 LibreOffice_project/420m0$Build-2</meta:generator>
    <dc:date>2015-08-17T13:12:52.579976872</dc:date>
    <meta:editing-duration>P5DT59M18S</meta:editing-duration>
    <meta:editing-cycles>18</meta:editing-cycles>
    <meta:document-statistic meta:object-count="65"/>
  </office:meta>
</office:document-meta>
</file>